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@startuml</text:p>
      <text:p text:style-name="Standard"/>
      <text:p text:style-name="Standard">left to right direction</text:p>
      <text:p text:style-name="Standard"/>
      <text:p text:style-name="Standard">rectangle Interno{</text:p>
      <text:p text:style-name="Standard">actor "Administrador" as act_1</text:p>
      <text:p text:style-name="Standard">actor "Coordinador de rutas" as act_2</text:p>
      <text:p text:style-name="Standard">actor "Contable" as act_3</text:p>
      <text:p text:style-name="Standard">actor "Jefe de almacén" as act_4</text:p>
      <text:p text:style-name="Standard">}</text:p>
      <text:p text:style-name="Standard"/>
      <text:p text:style-name="Standard"/>
      <text:p text:style-name="Standard">rectangle Entorno{</text:p>
      <text:p text:style-name="Standard">useCase "Generar empaquetado" as (Use_1)</text:p>
      <text:p text:style-name="Standard">useCase "Ingresar productos al empaquetado" as (Use_2)</text:p>
      <text:p text:style-name="Standard">useCase "verificar empaquetado" as (Use_3)</text:p>
      <text:p text:style-name="Standard">useCase "confirmar empaquetado" as (Use_4)</text:p>
      <text:p text:style-name="Standard"/>
      <text:p text:style-name="Standard"/>
      <text:p text:style-name="Standard">useCase "Modificar empaquetado" as (Use_5)</text:p>
      <text:p text:style-name="Standard">useCase "Seleccionar empaquetado" as (Use_6)</text:p>
      <text:p text:style-name="Standard">useCase "Seleccionar producto del empaquetado" as (Use_7)</text:p>
      <text:p text:style-name="Standard">useCase "Modificar producto del empaquetado" as (Use_8)</text:p>
      <text:p text:style-name="Standard"/>
      <text:p text:style-name="Standard"/>
      <text:p text:style-name="Standard">useCase "Eliminar empaquetado" as (Use_9)</text:p>
      <text:p text:style-name="Standard">useCase "Confirmar eliminación" as (Use_11)</text:p>
      <text:p text:style-name="Standard"/>
      <text:p text:style-name="Standard"/>
      <text:p text:style-name="Standard">useCase "Consultar empaquetado" as (Use_12)</text:p>
      <text:p text:style-name="Standard"/>
      <text:p text:style-name="Standard">Use_1 --&gt; Use_2</text:p>
      <text:p text:style-name="Standard">Use_2 --&gt; Use_3</text:p>
      <text:p text:style-name="Standard">Use_3 --&gt; Use_4</text:p>
      <text:p text:style-name="Standard"/>
      <text:p text:style-name="Standard">Use_5 --&gt; Use_6</text:p>
      <text:p text:style-name="Standard">Use_6 --&gt; Use_7</text:p>
      <text:p text:style-name="Standard">Use_7 --&gt; Use_8</text:p>
      <text:p text:style-name="Standard">Use_8 --&gt; Use_4</text:p>
      <text:p text:style-name="Standard">Use_9 --&gt; Use_6</text:p>
      <text:p text:style-name="Standard">Use_6 --&gt; Use_11</text:p>
      <text:p text:style-name="Standard"/>
      <text:p text:style-name="Standard">Use_12 --&gt; Use_6</text:p>
      <text:p text:style-name="Standard"/>
      <text:p text:style-name="Standard">}</text:p>
      <text:p text:style-name="Standard"/>
      <text:p text:style-name="Standard"/>
      <text:p text:style-name="Standard"/>
      <text:p text:style-name="Standard">act_4 ------&gt; Use_1</text:p>
      <text:p text:style-name="Standard">act_4 ------&gt; Use_5</text:p>
      <text:p text:style-name="Standard">act_4 ------&gt; Use_9</text:p>
      <text:p text:style-name="Standard">act_4 ------&gt; Use_12</text:p>
      <text:p text:style-name="Standard"><text:soft-page-break/></text:p>
      <text:p text:style-name="Standard"/>
      <text:p text:style-name="Standard">rectangle Externo{</text:p>
      <text:p text:style-name="Standard">actor "cliente" as act_5</text:p>
      <text:p text:style-name="Standard"/>
      <text:p text:style-name="Standard">}</text:p>
      <text:p text:style-name="Standard"/>
      <text:p text:style-name="Standard">act_5 ------&gt; Use_12</text:p>
      <text:p text:style-name="Standard"/>
      <text:p text:style-name="Standard">@endu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08:29:20.355000000</meta:creation-date>
    <dc:date>2023-12-02T09:00:50.441000000</dc:date>
    <meta:editing-duration>PT17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40" meta:word-count="160" meta:character-count="996" meta:non-whitespace-character-count="891"/>
  </office:meta>
</office:document-meta>
</file>